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2D1A40000643300008511BAAEEEE95C51B1D4.pdf" manifest:media-type="application/pdf"/>
  <manifest:file-entry manifest:full-path="Pictures/10026335000049E600006C0E3C94D488F3F676AF.pdf" manifest:media-type="application/pdf"/>
  <manifest:file-entry manifest:full-path="Pictures/100000010000079300000A0FB2D5825CBC1511B5.png" manifest:media-type="image/png"/>
  <manifest:file-entry manifest:full-path="Pictures/10000001000005960000082BB276274509B3933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756cm" svg:height="28.75cm" svg:x="0.194cm" svg:y="0.45cm">
          <draw:image xlink:href="Pictures/10026335000049E600006C0E3C94D488F3F676AF.pdf" xlink:type="simple" xlink:show="embed" xlink:actuate="onLoad" draw:mime-type="application/pdf">
            <text:p/>
          </draw:image>
          <draw:image xlink:href="Pictures/10000001000005960000082BB276274509B3933A.png" xlink:type="simple" xlink:show="embed" xlink:actuate="onLoad" draw:mime-type="image/png"/>
        </draw:frame>
        <draw:frame draw:style-name="gr1" draw:text-style-name="P1" draw:layer="layout" svg:width="21.648cm" svg:height="28.75cm" svg:x="20.152cm" svg:y="0.45cm">
          <draw:image xlink:href="Pictures/1002D1A40000643300008511BAAEEEE95C51B1D4.pdf" xlink:type="simple" xlink:show="embed" xlink:actuate="onLoad" draw:mime-type="application/pdf">
            <text:p/>
          </draw:image>
          <draw:image xlink:href="Pictures/100000010000079300000A0FB2D5825CBC1511B5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9T14:39:23.352000000</meta:creation-date>
    <dc:date>2023-06-29T16:17:01.823000000</dc:date>
    <meta:editing-duration>PT6M42S</meta:editing-duration>
    <meta:editing-cycles>3</meta:editing-cycles>
    <meta:generator>LibreOffice/7.5.3.2$Windows_X86_64 LibreOffice_project/9f56dff12ba03b9acd7730a5a481eea045e468f3</meta:generator>
    <meta:document-statistic meta:object-count="2"/>
  </office:meta>
</office:document-meta>
</file>